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75" table:default-cell-style-name="Default"/>
        <table:table-column table:style-name="co7" table:number-columns-repeated="3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SERIAL MERGE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80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0"/>
        </table:table-row>
        <table:table-row table:style-name="ro1">
          <table:table-cell table:number-columns-repeated="2" office:value-type="float" office:value="23953700" calcext:value-type="float">
            <text:p>23953700</text:p>
          </table:table-cell>
          <table:table-cell office:value-type="float" office:value="24024100" calcext:value-type="float">
            <text:p>24024100</text:p>
          </table:table-cell>
          <table:table-cell office:value-type="float" office:value="23956900" calcext:value-type="float">
            <text:p>23956900</text:p>
          </table:table-cell>
          <table:table-cell office:value-type="float" office:value="23930700" calcext:value-type="float">
            <text:p>23930700</text:p>
          </table:table-cell>
          <table:table-cell office:value-type="float" office:value="23863000" calcext:value-type="float">
            <text:p>23863000</text:p>
          </table:table-cell>
          <table:table-cell office:value-type="float" office:value="24030900" calcext:value-type="float">
            <text:p>24030900</text:p>
          </table:table-cell>
          <table:table-cell office:value-type="float" office:value="24016400" calcext:value-type="float">
            <text:p>24016400</text:p>
          </table:table-cell>
          <table:table-cell office:value-type="float" office:value="23928100" calcext:value-type="float">
            <text:p>23928100</text:p>
          </table:table-cell>
          <table:table-cell office:value-type="float" office:value="23919400" calcext:value-type="float">
            <text:p>23919400</text:p>
          </table:table-cell>
          <table:table-cell office:value-type="float" office:value="24020300" calcext:value-type="float">
            <text:p>24020300</text:p>
          </table:table-cell>
          <table:table-cell office:value-type="float" office:value="23919300" calcext:value-type="float">
            <text:p>23919300</text:p>
          </table:table-cell>
          <table:table-cell office:value-type="float" office:value="24008600" calcext:value-type="float">
            <text:p>24008600</text:p>
          </table:table-cell>
          <table:table-cell office:value-type="float" office:value="23970400" calcext:value-type="float">
            <text:p>23970400</text:p>
          </table:table-cell>
          <table:table-cell office:value-type="float" office:value="24046600" calcext:value-type="float">
            <text:p>24046600</text:p>
          </table:table-cell>
          <table:table-cell office:value-type="float" office:value="24015400" calcext:value-type="float">
            <text:p>24015400</text:p>
          </table:table-cell>
          <table:table-cell office:value-type="float" office:value="23920700" calcext:value-type="float">
            <text:p>23920700</text:p>
          </table:table-cell>
          <table:table-cell office:value-type="float" office:value="23954400" calcext:value-type="float">
            <text:p>23954400</text:p>
          </table:table-cell>
          <table:table-cell office:value-type="float" office:value="23985700" calcext:value-type="float">
            <text:p>23985700</text:p>
          </table:table-cell>
          <table:table-cell office:value-type="float" office:value="23856200" calcext:value-type="float">
            <text:p>23856200</text:p>
          </table:table-cell>
          <table:table-cell office:value-type="float" office:value="23915900" calcext:value-type="float">
            <text:p>23915900</text:p>
          </table:table-cell>
          <table:table-cell table:number-columns-repeated="61" office:value-type="float" office:value="24147800" calcext:value-type="float">
            <text:p>24147800</text:p>
          </table:table-cell>
          <table:table-cell/>
          <table:table-cell table:formula="of:=MAX([.A4:.CD4])" office:value-type="float" office:value="24147800" calcext:value-type="float">
            <text:p>24147800</text:p>
          </table:table-cell>
          <table:table-cell table:number-columns-repeated="3"/>
        </table:table-row>
        <table:table-row table:style-name="ro1">
          <table:table-cell office:value-type="float" office:value="23985300" calcext:value-type="float">
            <text:p>23985300</text:p>
          </table:table-cell>
          <table:table-cell office:value-type="float" office:value="23827200" calcext:value-type="float">
            <text:p>23827200</text:p>
          </table:table-cell>
          <table:table-cell office:value-type="float" office:value="24022200" calcext:value-type="float">
            <text:p>24022200</text:p>
          </table:table-cell>
          <table:table-cell office:value-type="float" office:value="24011400" calcext:value-type="float">
            <text:p>24011400</text:p>
          </table:table-cell>
          <table:table-cell office:value-type="float" office:value="23878300" calcext:value-type="float">
            <text:p>23878300</text:p>
          </table:table-cell>
          <table:table-cell office:value-type="float" office:value="23912700" calcext:value-type="float">
            <text:p>23912700</text:p>
          </table:table-cell>
          <table:table-cell office:value-type="float" office:value="23995800" calcext:value-type="float">
            <text:p>23995800</text:p>
          </table:table-cell>
          <table:table-cell office:value-type="float" office:value="24078800" calcext:value-type="float">
            <text:p>24078800</text:p>
          </table:table-cell>
          <table:table-cell office:value-type="float" office:value="23903300" calcext:value-type="float">
            <text:p>23903300</text:p>
          </table:table-cell>
          <table:table-cell office:value-type="float" office:value="23929100" calcext:value-type="float">
            <text:p>23929100</text:p>
          </table:table-cell>
          <table:table-cell office:value-type="float" office:value="23994700" calcext:value-type="float">
            <text:p>23994700</text:p>
          </table:table-cell>
          <table:table-cell office:value-type="float" office:value="24005700" calcext:value-type="float">
            <text:p>24005700</text:p>
          </table:table-cell>
          <table:table-cell office:value-type="float" office:value="24062900" calcext:value-type="float">
            <text:p>240629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4028200" calcext:value-type="float">
            <text:p>24028200</text:p>
          </table:table-cell>
          <table:table-cell office:value-type="float" office:value="24035200" calcext:value-type="float">
            <text:p>24035200</text:p>
          </table:table-cell>
          <table:table-cell office:value-type="float" office:value="23852800" calcext:value-type="float">
            <text:p>23852800</text:p>
          </table:table-cell>
          <table:table-cell office:value-type="float" office:value="23981600" calcext:value-type="float">
            <text:p>23981600</text:p>
          </table:table-cell>
          <table:table-cell office:value-type="float" office:value="23950100" calcext:value-type="float">
            <text:p>23950100</text:p>
          </table:table-cell>
          <table:table-cell office:value-type="float" office:value="24018000" calcext:value-type="float">
            <text:p>24018000</text:p>
          </table:table-cell>
          <table:table-cell table:number-columns-repeated="61" office:value-type="float" office:value="24144200" calcext:value-type="float">
            <text:p>24144200</text:p>
          </table:table-cell>
          <table:table-cell table:number-columns-repeated="2"/>
          <table:table-cell table:formula="of:=MAX([.A5:.CD5])" office:value-type="float" office:value="24144200" calcext:value-type="float">
            <text:p>24144200</text:p>
          </table:table-cell>
          <table:table-cell table:number-columns-repeated="3"/>
        </table:table-row>
        <table:table-row table:style-name="ro1">
          <table:table-cell office:value-type="float" office:value="23782700" calcext:value-type="float">
            <text:p>23782700</text:p>
          </table:table-cell>
          <table:table-cell office:value-type="float" office:value="23807300" calcext:value-type="float">
            <text:p>23807300</text:p>
          </table:table-cell>
          <table:table-cell office:value-type="float" office:value="23919600" calcext:value-type="float">
            <text:p>23919600</text:p>
          </table:table-cell>
          <table:table-cell office:value-type="float" office:value="23987800" calcext:value-type="float">
            <text:p>23987800</text:p>
          </table:table-cell>
          <table:table-cell office:value-type="float" office:value="23796300" calcext:value-type="float">
            <text:p>23796300</text:p>
          </table:table-cell>
          <table:table-cell office:value-type="float" office:value="23864700" calcext:value-type="float">
            <text:p>23864700</text:p>
          </table:table-cell>
          <table:table-cell office:value-type="float" office:value="23869100" calcext:value-type="float">
            <text:p>23869100</text:p>
          </table:table-cell>
          <table:table-cell office:value-type="float" office:value="23889700" calcext:value-type="float">
            <text:p>23889700</text:p>
          </table:table-cell>
          <table:table-cell office:value-type="float" office:value="23942300" calcext:value-type="float">
            <text:p>23942300</text:p>
          </table:table-cell>
          <table:table-cell office:value-type="float" office:value="23926300" calcext:value-type="float">
            <text:p>23926300</text:p>
          </table:table-cell>
          <table:table-cell office:value-type="float" office:value="23934600" calcext:value-type="float">
            <text:p>23934600</text:p>
          </table:table-cell>
          <table:table-cell office:value-type="float" office:value="23985500" calcext:value-type="float">
            <text:p>23985500</text:p>
          </table:table-cell>
          <table:table-cell office:value-type="float" office:value="23943000" calcext:value-type="float">
            <text:p>23943000</text:p>
          </table:table-cell>
          <table:table-cell office:value-type="float" office:value="23997200" calcext:value-type="float">
            <text:p>23997200</text:p>
          </table:table-cell>
          <table:table-cell office:value-type="float" office:value="23948500" calcext:value-type="float">
            <text:p>23948500</text:p>
          </table:table-cell>
          <table:table-cell office:value-type="float" office:value="23958600" calcext:value-type="float">
            <text:p>23958600</text:p>
          </table:table-cell>
          <table:table-cell office:value-type="float" office:value="23802800" calcext:value-type="float">
            <text:p>23802800</text:p>
          </table:table-cell>
          <table:table-cell office:value-type="float" office:value="23879200" calcext:value-type="float">
            <text:p>23879200</text:p>
          </table:table-cell>
          <table:table-cell office:value-type="float" office:value="23880500" calcext:value-type="float">
            <text:p>23880500</text:p>
          </table:table-cell>
          <table:table-cell office:value-type="float" office:value="23863300" calcext:value-type="float">
            <text:p>23863300</text:p>
          </table:table-cell>
          <table:table-cell table:number-columns-repeated="61" office:value-type="float" office:value="24111800" calcext:value-type="float">
            <text:p>24111800</text:p>
          </table:table-cell>
          <table:table-cell table:number-columns-repeated="2"/>
          <table:table-cell table:formula="of:=MAX([.A6:.CD6])" office:value-type="float" office:value="24111800" calcext:value-type="float">
            <text:p>24111800</text:p>
          </table:table-cell>
          <table:table-cell/>
          <table:table-cell table:formula="of:=MAX([.CF4:.CF13])" office:value-type="float" office:value="24147800" calcext:value-type="float">
            <text:p>2.415E+07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23837700" calcext:value-type="float">
            <text:p>23837700</text:p>
          </table:table-cell>
          <table:table-cell office:value-type="float" office:value="23943400" calcext:value-type="float">
            <text:p>23943400</text:p>
          </table:table-cell>
          <table:table-cell office:value-type="float" office:value="24006100" calcext:value-type="float">
            <text:p>24006100</text:p>
          </table:table-cell>
          <table:table-cell office:value-type="float" office:value="23927800" calcext:value-type="float">
            <text:p>23927800</text:p>
          </table:table-cell>
          <table:table-cell office:value-type="float" office:value="24016600" calcext:value-type="float">
            <text:p>24016600</text:p>
          </table:table-cell>
          <table:table-cell office:value-type="float" office:value="23988700" calcext:value-type="float">
            <text:p>23988700</text:p>
          </table:table-cell>
          <table:table-cell office:value-type="float" office:value="24087800" calcext:value-type="float">
            <text:p>24087800</text:p>
          </table:table-cell>
          <table:table-cell office:value-type="float" office:value="23983700" calcext:value-type="float">
            <text:p>23983700</text:p>
          </table:table-cell>
          <table:table-cell office:value-type="float" office:value="23902300" calcext:value-type="float">
            <text:p>23902300</text:p>
          </table:table-cell>
          <table:table-cell office:value-type="float" office:value="24082600" calcext:value-type="float">
            <text:p>24082600</text:p>
          </table:table-cell>
          <table:table-cell office:value-type="float" office:value="23958600" calcext:value-type="float">
            <text:p>23958600</text:p>
          </table:table-cell>
          <table:table-cell office:value-type="float" office:value="23924900" calcext:value-type="float">
            <text:p>23924900</text:p>
          </table:table-cell>
          <table:table-cell office:value-type="float" office:value="23893100" calcext:value-type="float">
            <text:p>23893100</text:p>
          </table:table-cell>
          <table:table-cell office:value-type="float" office:value="23718700" calcext:value-type="float">
            <text:p>23718700</text:p>
          </table:table-cell>
          <table:table-cell office:value-type="float" office:value="23758400" calcext:value-type="float">
            <text:p>23758400</text:p>
          </table:table-cell>
          <table:table-cell office:value-type="float" office:value="23620200" calcext:value-type="float">
            <text:p>23620200</text:p>
          </table:table-cell>
          <table:table-cell office:value-type="float" office:value="23976700" calcext:value-type="float">
            <text:p>23976700</text:p>
          </table:table-cell>
          <table:table-cell office:value-type="float" office:value="23975700" calcext:value-type="float">
            <text:p>23975700</text:p>
          </table:table-cell>
          <table:table-cell office:value-type="float" office:value="23784700" calcext:value-type="float">
            <text:p>23784700</text:p>
          </table:table-cell>
          <table:table-cell office:value-type="float" office:value="23989500" calcext:value-type="float">
            <text:p>23989500</text:p>
          </table:table-cell>
          <table:table-cell table:number-columns-repeated="61" office:value-type="float" office:value="24139200" calcext:value-type="float">
            <text:p>24139200</text:p>
          </table:table-cell>
          <table:table-cell table:number-columns-repeated="2"/>
          <table:table-cell table:formula="of:=MAX([.A7:.CD7])" office:value-type="float" office:value="24139200" calcext:value-type="float">
            <text:p>24139200</text:p>
          </table:table-cell>
          <table:table-cell table:number-columns-repeated="3"/>
        </table:table-row>
        <table:table-row table:style-name="ro1">
          <table:table-cell office:value-type="float" office:value="23914000" calcext:value-type="float">
            <text:p>23914000</text:p>
          </table:table-cell>
          <table:table-cell office:value-type="float" office:value="23994700" calcext:value-type="float">
            <text:p>23994700</text:p>
          </table:table-cell>
          <table:table-cell office:value-type="float" office:value="23981700" calcext:value-type="float">
            <text:p>23981700</text:p>
          </table:table-cell>
          <table:table-cell office:value-type="float" office:value="24010800" calcext:value-type="float">
            <text:p>24010800</text:p>
          </table:table-cell>
          <table:table-cell office:value-type="float" office:value="23945600" calcext:value-type="float">
            <text:p>23945600</text:p>
          </table:table-cell>
          <table:table-cell office:value-type="float" office:value="23870900" calcext:value-type="float">
            <text:p>23870900</text:p>
          </table:table-cell>
          <table:table-cell office:value-type="float" office:value="23927200" calcext:value-type="float">
            <text:p>23927200</text:p>
          </table:table-cell>
          <table:table-cell office:value-type="float" office:value="23943800" calcext:value-type="float">
            <text:p>23943800</text:p>
          </table:table-cell>
          <table:table-cell office:value-type="float" office:value="23993200" calcext:value-type="float">
            <text:p>23993200</text:p>
          </table:table-cell>
          <table:table-cell office:value-type="float" office:value="23995600" calcext:value-type="float">
            <text:p>23995600</text:p>
          </table:table-cell>
          <table:table-cell office:value-type="float" office:value="23949500" calcext:value-type="float">
            <text:p>23949500</text:p>
          </table:table-cell>
          <table:table-cell office:value-type="float" office:value="24066900" calcext:value-type="float">
            <text:p>24066900</text:p>
          </table:table-cell>
          <table:table-cell office:value-type="float" office:value="23995400" calcext:value-type="float">
            <text:p>23995400</text:p>
          </table:table-cell>
          <table:table-cell office:value-type="float" office:value="23960000" calcext:value-type="float">
            <text:p>23960000</text:p>
          </table:table-cell>
          <table:table-cell office:value-type="float" office:value="24022800" calcext:value-type="float">
            <text:p>24022800</text:p>
          </table:table-cell>
          <table:table-cell office:value-type="float" office:value="23784200" calcext:value-type="float">
            <text:p>23784200</text:p>
          </table:table-cell>
          <table:table-cell office:value-type="float" office:value="24010700" calcext:value-type="float">
            <text:p>24010700</text:p>
          </table:table-cell>
          <table:table-cell office:value-type="float" office:value="24021600" calcext:value-type="float">
            <text:p>24021600</text:p>
          </table:table-cell>
          <table:table-cell office:value-type="float" office:value="23912500" calcext:value-type="float">
            <text:p>23912500</text:p>
          </table:table-cell>
          <table:table-cell office:value-type="float" office:value="24013400" calcext:value-type="float">
            <text:p>24013400</text:p>
          </table:table-cell>
          <table:table-cell table:number-columns-repeated="61" office:value-type="float" office:value="24145500" calcext:value-type="float">
            <text:p>24145500</text:p>
          </table:table-cell>
          <table:table-cell table:number-columns-repeated="2"/>
          <table:table-cell table:formula="of:=MAX([.A8:.CD8])" office:value-type="float" office:value="24145500" calcext:value-type="float">
            <text:p>24145500</text:p>
          </table:table-cell>
          <table:table-cell table:number-columns-repeated="3"/>
        </table:table-row>
        <table:table-row table:style-name="ro1">
          <table:table-cell office:value-type="float" office:value="23898300" calcext:value-type="float">
            <text:p>23898300</text:p>
          </table:table-cell>
          <table:table-cell office:value-type="float" office:value="23870600" calcext:value-type="float">
            <text:p>23870600</text:p>
          </table:table-cell>
          <table:table-cell office:value-type="float" office:value="24004600" calcext:value-type="float">
            <text:p>24004600</text:p>
          </table:table-cell>
          <table:table-cell office:value-type="float" office:value="23899800" calcext:value-type="float">
            <text:p>23899800</text:p>
          </table:table-cell>
          <table:table-cell office:value-type="float" office:value="23756900" calcext:value-type="float">
            <text:p>23756900</text:p>
          </table:table-cell>
          <table:table-cell office:value-type="float" office:value="23966100" calcext:value-type="float">
            <text:p>23966100</text:p>
          </table:table-cell>
          <table:table-cell office:value-type="float" office:value="24053400" calcext:value-type="float">
            <text:p>24053400</text:p>
          </table:table-cell>
          <table:table-cell office:value-type="float" office:value="23902300" calcext:value-type="float">
            <text:p>23902300</text:p>
          </table:table-cell>
          <table:table-cell office:value-type="float" office:value="23789200" calcext:value-type="float">
            <text:p>23789200</text:p>
          </table:table-cell>
          <table:table-cell office:value-type="float" office:value="23921900" calcext:value-type="float">
            <text:p>23921900</text:p>
          </table:table-cell>
          <table:table-cell office:value-type="float" office:value="23957700" calcext:value-type="float">
            <text:p>23957700</text:p>
          </table:table-cell>
          <table:table-cell office:value-type="float" office:value="23884900" calcext:value-type="float">
            <text:p>23884900</text:p>
          </table:table-cell>
          <table:table-cell office:value-type="float" office:value="24014700" calcext:value-type="float">
            <text:p>24014700</text:p>
          </table:table-cell>
          <table:table-cell office:value-type="float" office:value="24002200" calcext:value-type="float">
            <text:p>24002200</text:p>
          </table:table-cell>
          <table:table-cell office:value-type="float" office:value="24035700" calcext:value-type="float">
            <text:p>24035700</text:p>
          </table:table-cell>
          <table:table-cell office:value-type="float" office:value="23956300" calcext:value-type="float">
            <text:p>23956300</text:p>
          </table:table-cell>
          <table:table-cell office:value-type="float" office:value="23950600" calcext:value-type="float">
            <text:p>23950600</text:p>
          </table:table-cell>
          <table:table-cell office:value-type="float" office:value="23922200" calcext:value-type="float">
            <text:p>23922200</text:p>
          </table:table-cell>
          <table:table-cell office:value-type="float" office:value="24015800" calcext:value-type="float">
            <text:p>24015800</text:p>
          </table:table-cell>
          <table:table-cell office:value-type="float" office:value="23903500" calcext:value-type="float">
            <text:p>23903500</text:p>
          </table:table-cell>
          <table:table-cell table:number-columns-repeated="61" office:value-type="float" office:value="24129400" calcext:value-type="float">
            <text:p>24129400</text:p>
          </table:table-cell>
          <table:table-cell table:number-columns-repeated="2"/>
          <table:table-cell table:formula="of:=MAX([.A9:.CD9])" office:value-type="float" office:value="24129400" calcext:value-type="float">
            <text:p>24129400</text:p>
          </table:table-cell>
          <table:table-cell table:number-columns-repeated="3"/>
        </table:table-row>
        <table:table-row table:style-name="ro1">
          <table:table-cell office:value-type="float" office:value="23638500" calcext:value-type="float">
            <text:p>23638500</text:p>
          </table:table-cell>
          <table:table-cell office:value-type="float" office:value="23788700" calcext:value-type="float">
            <text:p>23788700</text:p>
          </table:table-cell>
          <table:table-cell office:value-type="float" office:value="23907800" calcext:value-type="float">
            <text:p>23907800</text:p>
          </table:table-cell>
          <table:table-cell office:value-type="float" office:value="23844400" calcext:value-type="float">
            <text:p>23844400</text:p>
          </table:table-cell>
          <table:table-cell office:value-type="float" office:value="23672100" calcext:value-type="float">
            <text:p>23672100</text:p>
          </table:table-cell>
          <table:table-cell office:value-type="float" office:value="23730000" calcext:value-type="float">
            <text:p>23730000</text:p>
          </table:table-cell>
          <table:table-cell office:value-type="float" office:value="23826100" calcext:value-type="float">
            <text:p>23826100</text:p>
          </table:table-cell>
          <table:table-cell office:value-type="float" office:value="23865300" calcext:value-type="float">
            <text:p>23865300</text:p>
          </table:table-cell>
          <table:table-cell office:value-type="float" office:value="23719800" calcext:value-type="float">
            <text:p>23719800</text:p>
          </table:table-cell>
          <table:table-cell office:value-type="float" office:value="23829800" calcext:value-type="float">
            <text:p>23829800</text:p>
          </table:table-cell>
          <table:table-cell office:value-type="float" office:value="23876500" calcext:value-type="float">
            <text:p>23876500</text:p>
          </table:table-cell>
          <table:table-cell office:value-type="float" office:value="23872800" calcext:value-type="float">
            <text:p>23872800</text:p>
          </table:table-cell>
          <table:table-cell office:value-type="float" office:value="23876200" calcext:value-type="float">
            <text:p>23876200</text:p>
          </table:table-cell>
          <table:table-cell office:value-type="float" office:value="23826300" calcext:value-type="float">
            <text:p>23826300</text:p>
          </table:table-cell>
          <table:table-cell office:value-type="float" office:value="23883200" calcext:value-type="float">
            <text:p>23883200</text:p>
          </table:table-cell>
          <table:table-cell office:value-type="float" office:value="23735900" calcext:value-type="float">
            <text:p>23735900</text:p>
          </table:table-cell>
          <table:table-cell office:value-type="float" office:value="23829100" calcext:value-type="float">
            <text:p>23829100</text:p>
          </table:table-cell>
          <table:table-cell office:value-type="float" office:value="23895100" calcext:value-type="float">
            <text:p>23895100</text:p>
          </table:table-cell>
          <table:table-cell office:value-type="float" office:value="23856700" calcext:value-type="float">
            <text:p>23856700</text:p>
          </table:table-cell>
          <table:table-cell office:value-type="float" office:value="23763100" calcext:value-type="float">
            <text:p>23763100</text:p>
          </table:table-cell>
          <table:table-cell office:value-type="float" office:value="24082200" calcext:value-type="float">
            <text:p>24082200</text:p>
          </table:table-cell>
          <table:table-cell office:value-type="float" office:value="24074900" calcext:value-type="float">
            <text:p>24074900</text:p>
          </table:table-cell>
          <table:table-cell office:value-type="float" office:value="24074400" calcext:value-type="float">
            <text:p>24074400</text:p>
          </table:table-cell>
          <table:table-cell office:value-type="float" office:value="24071200" calcext:value-type="float">
            <text:p>24071200</text:p>
          </table:table-cell>
          <table:table-cell table:number-columns-repeated="2" office:value-type="float" office:value="24076100" calcext:value-type="float">
            <text:p>24076100</text:p>
          </table:table-cell>
          <table:table-cell table:number-columns-repeated="2" office:value-type="float" office:value="24073000" calcext:value-type="float">
            <text:p>24073000</text:p>
          </table:table-cell>
          <table:table-cell office:value-type="float" office:value="24077300" calcext:value-type="float">
            <text:p>24077300</text:p>
          </table:table-cell>
          <table:table-cell office:value-type="float" office:value="24076100" calcext:value-type="float">
            <text:p>24076100</text:p>
          </table:table-cell>
          <table:table-cell office:value-type="float" office:value="24075900" calcext:value-type="float">
            <text:p>24075900</text:p>
          </table:table-cell>
          <table:table-cell office:value-type="float" office:value="24079600" calcext:value-type="float">
            <text:p>24079600</text:p>
          </table:table-cell>
          <table:table-cell office:value-type="float" office:value="24070400" calcext:value-type="float">
            <text:p>24070400</text:p>
          </table:table-cell>
          <table:table-cell office:value-type="float" office:value="24082200" calcext:value-type="float">
            <text:p>24082200</text:p>
          </table:table-cell>
          <table:table-cell office:value-type="float" office:value="24079100" calcext:value-type="float">
            <text:p>24079100</text:p>
          </table:table-cell>
          <table:table-cell table:number-columns-repeated="2" office:value-type="float" office:value="24082200" calcext:value-type="float">
            <text:p>24082200</text:p>
          </table:table-cell>
          <table:table-cell office:value-type="float" office:value="24078900" calcext:value-type="float">
            <text:p>24078900</text:p>
          </table:table-cell>
          <table:table-cell office:value-type="float" office:value="24080700" calcext:value-type="float">
            <text:p>24080700</text:p>
          </table:table-cell>
          <table:table-cell office:value-type="float" office:value="24082200" calcext:value-type="float">
            <text:p>24082200</text:p>
          </table:table-cell>
          <table:table-cell office:value-type="float" office:value="24075900" calcext:value-type="float">
            <text:p>24075900</text:p>
          </table:table-cell>
          <table:table-cell table:number-columns-repeated="41" office:value-type="float" office:value="24095700" calcext:value-type="float">
            <text:p>24095700</text:p>
          </table:table-cell>
          <table:table-cell/>
          <table:table-cell table:formula="of:=MAX([.A10:.CD10])" office:value-type="float" office:value="24095700" calcext:value-type="float">
            <text:p>24095700</text:p>
          </table:table-cell>
          <table:table-cell/>
          <table:table-cell table:formula="of:=AVERAGE([.CF4:.CF13])" office:value-type="float" office:value="24128980" calcext:value-type="float">
            <text:p>2.413E+07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23909900" calcext:value-type="float">
            <text:p>23909900</text:p>
          </table:table-cell>
          <table:table-cell office:value-type="float" office:value="23971900" calcext:value-type="float">
            <text:p>23971900</text:p>
          </table:table-cell>
          <table:table-cell office:value-type="float" office:value="23881600" calcext:value-type="float">
            <text:p>23881600</text:p>
          </table:table-cell>
          <table:table-cell office:value-type="float" office:value="23999000" calcext:value-type="float">
            <text:p>23999000</text:p>
          </table:table-cell>
          <table:table-cell office:value-type="float" office:value="23878900" calcext:value-type="float">
            <text:p>23878900</text:p>
          </table:table-cell>
          <table:table-cell office:value-type="float" office:value="23765600" calcext:value-type="float">
            <text:p>23765600</text:p>
          </table:table-cell>
          <table:table-cell office:value-type="float" office:value="24036700" calcext:value-type="float">
            <text:p>24036700</text:p>
          </table:table-cell>
          <table:table-cell office:value-type="float" office:value="24004800" calcext:value-type="float">
            <text:p>24004800</text:p>
          </table:table-cell>
          <table:table-cell office:value-type="float" office:value="23994500" calcext:value-type="float">
            <text:p>23994500</text:p>
          </table:table-cell>
          <table:table-cell office:value-type="float" office:value="23946300" calcext:value-type="float">
            <text:p>23946300</text:p>
          </table:table-cell>
          <table:table-cell office:value-type="float" office:value="24013600" calcext:value-type="float">
            <text:p>24013600</text:p>
          </table:table-cell>
          <table:table-cell office:value-type="float" office:value="23954300" calcext:value-type="float">
            <text:p>23954300</text:p>
          </table:table-cell>
          <table:table-cell office:value-type="float" office:value="23835700" calcext:value-type="float">
            <text:p>23835700</text:p>
          </table:table-cell>
          <table:table-cell office:value-type="float" office:value="23991000" calcext:value-type="float">
            <text:p>23991000</text:p>
          </table:table-cell>
          <table:table-cell office:value-type="float" office:value="23955900" calcext:value-type="float">
            <text:p>23955900</text:p>
          </table:table-cell>
          <table:table-cell office:value-type="float" office:value="23920200" calcext:value-type="float">
            <text:p>23920200</text:p>
          </table:table-cell>
          <table:table-cell office:value-type="float" office:value="24020800" calcext:value-type="float">
            <text:p>24020800</text:p>
          </table:table-cell>
          <table:table-cell office:value-type="float" office:value="23946300" calcext:value-type="float">
            <text:p>23946300</text:p>
          </table:table-cell>
          <table:table-cell office:value-type="float" office:value="23971900" calcext:value-type="float">
            <text:p>23971900</text:p>
          </table:table-cell>
          <table:table-cell office:value-type="float" office:value="24015500" calcext:value-type="float">
            <text:p>24015500</text:p>
          </table:table-cell>
          <table:table-cell table:number-columns-repeated="61" office:value-type="float" office:value="24140200" calcext:value-type="float">
            <text:p>24140200</text:p>
          </table:table-cell>
          <table:table-cell table:number-columns-repeated="2"/>
          <table:table-cell table:formula="of:=MAX([.A11:.CD11])" office:value-type="float" office:value="24140200" calcext:value-type="float">
            <text:p>24140200</text:p>
          </table:table-cell>
          <table:table-cell/>
          <table:table-cell table:formula="of:=STDEV([.CF4:.CF13])" office:value-type="float" office:value="17677.5941047791" calcext:value-type="float">
            <text:p>1.768E+04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23929700" calcext:value-type="float">
            <text:p>23929700</text:p>
          </table:table-cell>
          <table:table-cell office:value-type="float" office:value="23889700" calcext:value-type="float">
            <text:p>23889700</text:p>
          </table:table-cell>
          <table:table-cell office:value-type="float" office:value="24061400" calcext:value-type="float">
            <text:p>24061400</text:p>
          </table:table-cell>
          <table:table-cell office:value-type="float" office:value="24031800" calcext:value-type="float">
            <text:p>24031800</text:p>
          </table:table-cell>
          <table:table-cell office:value-type="float" office:value="23917300" calcext:value-type="float">
            <text:p>23917300</text:p>
          </table:table-cell>
          <table:table-cell office:value-type="float" office:value="24001700" calcext:value-type="float">
            <text:p>24001700</text:p>
          </table:table-cell>
          <table:table-cell office:value-type="float" office:value="23941100" calcext:value-type="float">
            <text:p>23941100</text:p>
          </table:table-cell>
          <table:table-cell office:value-type="float" office:value="23951900" calcext:value-type="float">
            <text:p>23951900</text:p>
          </table:table-cell>
          <table:table-cell office:value-type="float" office:value="23984600" calcext:value-type="float">
            <text:p>23984600</text:p>
          </table:table-cell>
          <table:table-cell office:value-type="float" office:value="23907800" calcext:value-type="float">
            <text:p>23907800</text:p>
          </table:table-cell>
          <table:table-cell office:value-type="float" office:value="23915900" calcext:value-type="float">
            <text:p>23915900</text:p>
          </table:table-cell>
          <table:table-cell office:value-type="float" office:value="23895100" calcext:value-type="float">
            <text:p>23895100</text:p>
          </table:table-cell>
          <table:table-cell office:value-type="float" office:value="23872500" calcext:value-type="float">
            <text:p>23872500</text:p>
          </table:table-cell>
          <table:table-cell office:value-type="float" office:value="23957100" calcext:value-type="float">
            <text:p>23957100</text:p>
          </table:table-cell>
          <table:table-cell office:value-type="float" office:value="23899700" calcext:value-type="float">
            <text:p>23899700</text:p>
          </table:table-cell>
          <table:table-cell office:value-type="float" office:value="23779700" calcext:value-type="float">
            <text:p>23779700</text:p>
          </table:table-cell>
          <table:table-cell office:value-type="float" office:value="23868200" calcext:value-type="float">
            <text:p>23868200</text:p>
          </table:table-cell>
          <table:table-cell office:value-type="float" office:value="23946000" calcext:value-type="float">
            <text:p>23946000</text:p>
          </table:table-cell>
          <table:table-cell office:value-type="float" office:value="23797000" calcext:value-type="float">
            <text:p>23797000</text:p>
          </table:table-cell>
          <table:table-cell office:value-type="float" office:value="23979800" calcext:value-type="float">
            <text:p>23979800</text:p>
          </table:table-cell>
          <table:table-cell table:number-columns-repeated="61" office:value-type="float" office:value="24111700" calcext:value-type="float">
            <text:p>24111700</text:p>
          </table:table-cell>
          <table:table-cell table:number-columns-repeated="2"/>
          <table:table-cell table:formula="of:=MAX([.A12:.CD12])" office:value-type="float" office:value="24111700" calcext:value-type="float">
            <text:p>24111700</text:p>
          </table:table-cell>
          <table:table-cell table:number-columns-repeated="3"/>
        </table:table-row>
        <table:table-row table:style-name="ro1">
          <table:table-cell office:value-type="float" office:value="24037300" calcext:value-type="float">
            <text:p>240373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4049700" calcext:value-type="float">
            <text:p>24049700</text:p>
          </table:table-cell>
          <table:table-cell office:value-type="float" office:value="23942500" calcext:value-type="float">
            <text:p>23942500</text:p>
          </table:table-cell>
          <table:table-cell office:value-type="float" office:value="23839700" calcext:value-type="float">
            <text:p>23839700</text:p>
          </table:table-cell>
          <table:table-cell office:value-type="float" office:value="23883200" calcext:value-type="float">
            <text:p>23883200</text:p>
          </table:table-cell>
          <table:table-cell office:value-type="float" office:value="23913600" calcext:value-type="float">
            <text:p>23913600</text:p>
          </table:table-cell>
          <table:table-cell office:value-type="float" office:value="24005800" calcext:value-type="float">
            <text:p>24005800</text:p>
          </table:table-cell>
          <table:table-cell office:value-type="float" office:value="23878200" calcext:value-type="float">
            <text:p>23878200</text:p>
          </table:table-cell>
          <table:table-cell office:value-type="float" office:value="23939500" calcext:value-type="float">
            <text:p>23939500</text:p>
          </table:table-cell>
          <table:table-cell office:value-type="float" office:value="23996300" calcext:value-type="float">
            <text:p>23996300</text:p>
          </table:table-cell>
          <table:table-cell office:value-type="float" office:value="23766100" calcext:value-type="float">
            <text:p>23766100</text:p>
          </table:table-cell>
          <table:table-cell office:value-type="float" office:value="23967200" calcext:value-type="float">
            <text:p>23967200</text:p>
          </table:table-cell>
          <table:table-cell office:value-type="float" office:value="24003000" calcext:value-type="float">
            <text:p>24003000</text:p>
          </table:table-cell>
          <table:table-cell office:value-type="float" office:value="23893900" calcext:value-type="float">
            <text:p>23893900</text:p>
          </table:table-cell>
          <table:table-cell office:value-type="float" office:value="23927400" calcext:value-type="float">
            <text:p>23927400</text:p>
          </table:table-cell>
          <table:table-cell office:value-type="float" office:value="23999500" calcext:value-type="float">
            <text:p>23999500</text:p>
          </table:table-cell>
          <table:table-cell office:value-type="float" office:value="23956800" calcext:value-type="float">
            <text:p>23956800</text:p>
          </table:table-cell>
          <table:table-cell office:value-type="float" office:value="24021700" calcext:value-type="float">
            <text:p>24021700</text:p>
          </table:table-cell>
          <table:table-cell office:value-type="float" office:value="23904400" calcext:value-type="float">
            <text:p>23904400</text:p>
          </table:table-cell>
          <table:table-cell table:number-columns-repeated="61" office:value-type="float" office:value="24124300" calcext:value-type="float">
            <text:p>24124300</text:p>
          </table:table-cell>
          <table:table-cell table:number-columns-repeated="2"/>
          <table:table-cell table:formula="of:=MAX([.A13:.CD13])" office:value-type="float" office:value="24124300" calcext:value-type="float">
            <text:p>24124300</text:p>
          </table:table-cell>
          <table:table-cell table:number-columns-repeated="3"/>
        </table:table-row>
        <table:table-row table:style-name="ro1" table:number-rows-repeated="1048562">
          <table:table-cell table:number-columns-repeated="87"/>
        </table:table-row>
        <table:table-row table:style-name="ro1">
          <table:table-cell table:number-columns-repeated="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9:28:09.931379740</dc:date>
    <meta:editing-duration>PT2M31S</meta:editing-duration>
    <meta:editing-cycles>1</meta:editing-cycles>
    <meta:document-statistic meta:table-count="1" meta:cell-count="843" meta:object-count="0"/>
    <meta:generator>LibreOffice/5.1.6.2$Linux_X86_64 LibreOffice_project/10m0$Build-2</meta:generator>
  </office:meta>
</office:document-meta>
</file>